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17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117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Inside&quot;;&quot;Outside&quot;)" table:allow-empty-cell="true" table:display-list="unsorted" table:base-cell-address="ELSE.AF75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26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26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6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Default"/>
          <table:table-cell table:style-name="ce38"/>
          <table:table-cell table:number-columns-repeated="3"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12" table:content-validation-name="val7"/>
          <table:table-cell table:style-name="ce13" table:number-columns-repeated="2"/>
          <table:table-cell table:style-name="ce12"/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Default"/>
          <table:table-cell table:style-name="ce38"/>
          <table:table-cell table:number-columns-repeated="3" table:style-name="ce26" table:content-validation-name="val5" office:value-type="string" calcext:value-type="string">
            <text:p>No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content-validation-name="val7" office:value-type="string" calcext:value-type="string">
            <text:p>Inside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 table:content-validation-name="val7" office:value-type="string" calcext:value-type="string">
            <text:p>Inside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content-validation-name="val7" office:value-type="string" calcext:value-type="string">
            <text:p>Inside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 table:content-validation-name="val7" office:value-type="string" calcext:value-type="string">
            <text:p>Inside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2"/>
          <table:table-cell table:style-name="ce12" office:value-type="float" office:value="6" calcext:value-type="float">
            <text:p>6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4" calcext:value-type="float">
            <text:p>24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11])" office:value-type="string" office:string-value="7" calcext:value-type="string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4" calcext:value-type="float">
            <text:p>24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1];[.$A$12])" office:value-type="string" office:string-value="7, 8" calcext:value-type="string">
            <text:p>7, 8</text:p>
          </table:table-cell>
          <table:table-cell table:style-name="ce12" office:value-type="string" calcext:value-type="string">
            <text:p>2, 1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1];[.$A$12];[.$A$13])" office:value-type="string" office:string-value="7, 8, 9" calcext:value-type="string">
            <text:p>7, 8, 9</text:p>
          </table:table-cell>
          <table:table-cell table:style-name="ce12" office:value-type="string" calcext:value-type="string">
            <text:p>2, 8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1];[.$A$12];[.$A$13];[.$A$14])" office:value-type="string" office:string-value="7, 8, 9, 10" calcext:value-type="string">
            <text:p>7, 8, 9, 10</text:p>
          </table:table-cell>
          <table:table-cell table:style-name="ce12" office:value-type="string" calcext:value-type="string">
            <text:p>2, 8, 8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)" office:value-type="string" office:string-value="8, 9, 10, 11" calcext:value-type="string">
            <text:p>8, 9, 10, 11</text:p>
          </table:table-cell>
          <table:table-cell table:style-name="ce12" office:value-type="float" office:value="4" calcext:value-type="float">
            <text:p>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6])" office:value-type="string" office:string-value="8, 9, 10, 11, 12" calcext:value-type="string">
            <text:p>8, 9, 10, 11, 12</text:p>
          </table:table-cell>
          <table:table-cell table:style-name="ce12" office:value-type="string" calcext:value-type="string">
            <text:p>4, 4, 4, 4, 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7])" office:value-type="string" office:string-value="8, 9, 10, 11, 12, 13" calcext:value-type="string">
            <text:p>8, 9, 10, 11, 12, 13</text:p>
          </table:table-cell>
          <table:table-cell table:style-name="ce12" office:value-type="string" calcext:value-type="string">
            <text:p>4, 4, 4, 4, 1, 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8])" office:value-type="string" office:string-value="8, 9, 10, 11, 12, 13, 14" calcext:value-type="string">
            <text:p>8, 9, 10, 11, 12, 13, 14</text:p>
          </table:table-cell>
          <table:table-cell table:style-name="ce12" office:value-type="string" calcext:value-type="string">
            <text:p>4, 4, 4, 4, 1, 1, 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6:.$A$19])" office:value-type="string" office:string-value="12, 13, 14, 15" calcext:value-type="string">
            <text:p>12, 13, 14, 15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6:.$A$20])" office:value-type="string" office:string-value="12, 13, 14, 15, 16" calcext:value-type="string">
            <text:p>12, 13, 14, 15, 16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5" calcext:value-type="float">
            <text:p>5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)" office:value-type="string" office:string-value="8, 9, 10, 11" calcext:value-type="string">
            <text:p>8, 9, 10, 11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2])" office:value-type="string" office:string-value="8, 9, 10, 11, 18" calcext:value-type="string">
            <text:p>8, 9, 10, 11, 18</text:p>
          </table:table-cell>
          <table:table-cell table:style-name="ce12" office:value-type="string" calcext:value-type="string">
            <text:p>3, 3, 3, 3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2:.$A$23])" office:value-type="string" office:string-value="8, 9, 10, 11, 18, 19" calcext:value-type="string">
            <text:p>8, 9, 10, 11, 18, 19</text:p>
          </table:table-cell>
          <table:table-cell table:style-name="ce12" office:value-type="string" calcext:value-type="string">
            <text:p>3, 3, 3, 3, 3, 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2:.$A$24])" office:value-type="string" office:string-value="8, 9, 10, 11, 18, 19, 20" calcext:value-type="string">
            <text:p>8, 9, 10, 11, 18, 19, 20</text:p>
          </table:table-cell>
          <table:table-cell table:style-name="ce12" office:value-type="string" calcext:value-type="string">
            <text:p>3, 3, 3, 3, 2, 2, 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2:.$A$25])" office:value-type="string" office:string-value="8, 9, 10, 11, 18, 19, 20, 21" calcext:value-type="string">
            <text:p>8, 9, 10, 11, 18, 19, 20, 21</text:p>
          </table:table-cell>
          <table:table-cell table:style-name="ce12" office:value-type="string" calcext:value-type="string">
            <text:p>3, 3, 3, 3, 1, 1, 1, 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)" office:value-type="string" office:string-value="8, 9, 10, 11" calcext:value-type="string">
            <text:p>8, 9, 10, 11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5" calcext:value-type="float">
            <text:p>5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)" office:value-type="string" office:string-value="8, 9, 10, 11" calcext:value-type="string">
            <text:p>8, 9, 10, 11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8])" office:value-type="string" office:string-value="8, 9, 10, 11, 24" calcext:value-type="string">
            <text:p>8, 9, 10, 11, 24</text:p>
          </table:table-cell>
          <table:table-cell table:style-name="ce12" office:value-type="string" calcext:value-type="string">
            <text:p>3, 3, 3, 3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3" calcext:value-type="float">
            <text:p>3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8:.$A$29])" office:value-type="string" office:string-value="8, 9, 10, 11, 24, 25" calcext:value-type="string">
            <text:p>8, 9, 10, 11, 24, 25</text:p>
          </table:table-cell>
          <table:table-cell table:style-name="ce12" office:value-type="string" calcext:value-type="string">
            <text:p>3, 3, 3, 3, 3, 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8:.$A$30])" office:value-type="string" office:string-value="8, 9, 10, 11, 24, 25, 26" calcext:value-type="string">
            <text:p>8, 9, 10, 11, 24, 25, 26</text:p>
          </table:table-cell>
          <table:table-cell table:style-name="ce12" office:value-type="string" calcext:value-type="string">
            <text:p>3, 3, 3, 3, 2, 2, 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;[.$A$28:.$A$31])" office:value-type="string" office:string-value="8, 9, 10, 11, 24, 25, 26, 27" calcext:value-type="string">
            <text:p>8, 9, 10, 11, 24, 25, 26, 27</text:p>
          </table:table-cell>
          <table:table-cell table:style-name="ce12" office:value-type="string" calcext:value-type="string">
            <text:p>3, 3, 3, 3, 1, 1, 1, 1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2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12:.$A$15])" office:value-type="string" office:string-value="8, 9, 10, 11" calcext:value-type="string">
            <text:p>8, 9, 10, 11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/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22:.$A$33])" office:value-type="string" office:string-value="18, 19, 20, 21, 22, 23, 24, 25, 26, 27, 28, 29" calcext:value-type="string">
            <text:p>18, 19, 20, 21, 22, 23, 24, 25, 26, 27, 28, 29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22:.$A$33])" office:value-type="string" office:string-value="18, 19, 20, 21, 22, 23, 24, 25, 26, 27, 28, 29" calcext:value-type="string">
            <text:p>18, 19, 20, 21, 22, 23, 24, 25, 26, 27, 28, 29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 table:number-columns-repeated="2"/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22:.$A$33])" office:value-type="string" office:string-value="18, 19, 20, 21, 22, 23, 24, 25, 26, 27, 28, 29" calcext:value-type="string">
            <text:p>18, 19, 20, 21, 22, 23, 24, 25, 26, 27, 28, 29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6:.$A$9])" office:value-type="string" office:string-value="2, 3, 4, 5" calcext:value-type="string">
            <text:p>2, 3, 4, 5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2" table:number-columns-repeated="2"/>
          <table:table-cell table:style-name="ce13" table:number-columns-repeated="2"/>
          <table:table-cell table:style-name="ce12" office:value-type="float" office:value="9320" calcext:value-type="float">
            <text:p>9320</text:p>
          </table:table-cell>
          <table:table-cell table:style-name="ce12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27"/>
          <table:table-cell table:style-name="ce12"/>
          <table:table-cell/>
          <table:table-cell table:style-name="ce27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2" table:number-columns-repeated="2"/>
          <table:table-cell table:style-name="ce13" table:number-columns-repeated="2"/>
          <table:table-cell table:style-name="ce12" office:value-type="float" office:value="9320" calcext:value-type="float">
            <text:p>9320</text:p>
          </table:table-cell>
          <table:table-cell table:style-name="ce12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27"/>
          <table:table-cell table:style-name="ce12"/>
          <table:table-cell/>
          <table:table-cell table:style-name="ce27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41])" office:value-type="string" office:string-value="1, 37" calcext:value-type="string">
            <text:p>1, 37</text:p>
          </table:table-cell>
          <table:table-cell table:style-name="ce12" office:value-type="string" calcext:value-type="string">
            <text:p>24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41:.$A$42])" office:value-type="string" office:string-value="1, 37, 38" calcext:value-type="string">
            <text:p>1, 37, 38</text:p>
          </table:table-cell>
          <table:table-cell table:style-name="ce12" office:value-type="string" calcext:value-type="string">
            <text:p>24, 8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41:.$A$43])" office:value-type="string" office:string-value="1, 37, 38, 39" calcext:value-type="string">
            <text:p>1, 37, 38, 39</text:p>
          </table:table-cell>
          <table:table-cell table:style-name="ce12" office:value-type="string" calcext:value-type="string">
            <text:p>24, 8, 8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15"/>
          <table:table-cell table:style-name="ce12"/>
          <table:table-cell/>
          <table:table-cell table:style-name="ce27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9" office:value-type="string" calcext:value-type="string">
            <text:p>GOLD</text:p>
          </table:table-cell>
          <table:table-cell table:style-name="ce11" table:number-columns-repeated="3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00" calcext:value-type="float">
            <text:p>700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 table:style-name="ce9" office:value-type="string" calcext:value-type="string">
            <text:p>PD</text:p>
          </table:table-cell>
          <table:table-cell table:style-name="ce11" office:value-type="string" calcext:value-type="string">
            <text:p>D</text:p>
          </table:table-cell>
          <table:table-cell table:style-name="ce11" table:number-columns-repeated="2"/>
          <table:table-cell table:style-name="ce9"/>
          <table:table-cell table:style-name="ce9" office:value-type="float" office:value="12" calcext:value-type="float">
            <text:p>12</text:p>
          </table:table-cell>
          <table:table-cell/>
          <table:table-cell table:style-name="ce9" table:number-columns-repeated="2"/>
          <table:table-cell/>
          <table:table-cell table:style-name="ce18" table:formula="of:=COM.MICROSOFT.TEXTJOIN(&quot;, &quot;;1;[.$A$5];[.$A$20];[.$A$21];[.$A$45])" office:value-type="string" office:string-value="1, 16, 17, 41" calcext:value-type="string">
            <text:p>1, 16, 17, 41</text:p>
          </table:table-cell>
          <table:table-cell table:style-name="ce9" office:value-type="string" calcext:value-type="string">
            <text:p>26, 4, 4, 10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9" office:value-type="string" calcext:value-type="string">
            <text:p>ON_GRID</text:p>
          </table:table-cell>
          <table:table-cell table:style-name="ce11" table:number-columns-repeated="3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 table:style-name="ce9" office:value-type="string" calcext:value-type="string">
            <text:p>PD</text:p>
          </table:table-cell>
          <table:table-cell table:style-name="ce11" office:value-type="string" calcext:value-type="string">
            <text:p>D</text:p>
          </table:table-cell>
          <table:table-cell table:style-name="ce11"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/>
          <table:table-cell table:style-name="ce9" table:number-columns-repeated="2"/>
          <table:table-cell/>
          <table:table-cell table:style-name="ce18"/>
          <table:table-cell table:style-name="ce9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9" office:value-type="string" calcext:value-type="string">
            <text:p>GOLD</text:p>
          </table:table-cell>
          <table:table-cell table:style-name="ce11" table:number-columns-repeated="3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00" calcext:value-type="float">
            <text:p>700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 table:style-name="ce9"/>
          <table:table-cell table:style-name="ce11" office:value-type="string" calcext:value-type="string">
            <text:p>D</text:p>
          </table:table-cell>
          <table:table-cell table:style-name="ce11" table:number-columns-repeated="2"/>
          <table:table-cell table:style-name="ce9"/>
          <table:table-cell table:style-name="ce9" office:value-type="float" office:value="12" calcext:value-type="float">
            <text:p>12</text:p>
          </table:table-cell>
          <table:table-cell/>
          <table:table-cell table:style-name="ce9" table:number-columns-repeated="2"/>
          <table:table-cell/>
          <table:table-cell table:style-name="ce18" table:formula="of:=COM.MICROSOFT.TEXTJOIN(&quot;, &quot;;1;[.$A$5];[.$A$20];[.$A$21];[.$A$45];[.$A$47])" office:value-type="string" office:string-value="1, 16, 17, 41, 43" calcext:value-type="string">
            <text:p>1, 16, 17, 41, 43</text:p>
          </table:table-cell>
          <table:table-cell table:style-name="ce9" office:value-type="string" calcext:value-type="string">
            <text:p>26, 4, 4, 10, 5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12"/>
          <table:table-cell table:style-name="ce12" office:value-type="float" office:value="6" calcext:value-type="float">
            <text:p>6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2"/>
          <table:table-cell table:style-name="ce12" office:value-type="float" office:value="6" calcext:value-type="float">
            <text:p>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49])" office:value-type="string" office:string-value="45" calcext:value-type="string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2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2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1])" office:value-type="string" office:string-value="47" calcext:value-type="string">
            <text:p>47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12"/>
          <table:table-cell table:style-name="ce12" office:value-type="float" office:value="72" calcext:value-type="float">
            <text:p>7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12"/>
          <table:table-cell table:style-name="ce12" office:value-type="float" office:value="72" calcext:value-type="float">
            <text:p>7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53])" office:value-type="string" office:string-value="1, 49" calcext:value-type="string">
            <text:p>1, 49</text:p>
          </table:table-cell>
          <table:table-cell table:style-name="ce12" office:value-type="string" calcext:value-type="string">
            <text:p>12, 1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12"/>
          <table:table-cell table:style-name="ce12" office:value-type="float" office:value="72" calcext:value-type="float">
            <text:p>7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53:.$A$54])" office:value-type="string" office:string-value="1, 49, 50" calcext:value-type="string">
            <text:p>1, 49, 50</text:p>
          </table:table-cell>
          <table:table-cell table:style-name="ce12" office:value-type="string" calcext:value-type="string">
            <text:p>12, 18, 1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12"/>
          <table:table-cell table:style-name="ce12" office:value-type="float" office:value="72" calcext:value-type="float">
            <text:p>7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];[.$A$53:.$A$55])" office:value-type="string" office:string-value="1, 49, 50, 51" calcext:value-type="string">
            <text:p>1, 49, 50, 51</text:p>
          </table:table-cell>
          <table:table-cell table:style-name="ce12" office:value-type="string" calcext:value-type="string">
            <text:p>12, 18, 18, 1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7])" office:value-type="string" office:string-value="53" calcext:value-type="string">
            <text:p>53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9])" office:value-type="string" office:string-value="55" calcext:value-type="string">
            <text:p>55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9:.$A$60])" office:value-type="string" office:string-value="55, 56" calcext:value-type="string">
            <text:p>55, 56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9:.$A$61])" office:value-type="string" office:string-value="55, 56, 57" calcext:value-type="string">
            <text:p>55, 56, 57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9:.$A$62])" office:value-type="string" office:string-value="55, 56, 57, 58" calcext:value-type="string">
            <text:p>55, 56, 57, 58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 &quot;;1;[.$A$59:.$A$63])" office:value-type="string" office:string-value="55, 56, 57, 58, 59" calcext:value-type="string">
            <text:p>55, 56, 57, 58, 59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15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12"/>
          <table:table-cell table:style-name="ce12" office:value-type="float" office:value="12" calcext:value-type="float">
            <text:p>12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65])" office:value-type="string" office:string-value="61" calcext:value-type="string">
            <text:p>61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/>
          <table:table-cell table:style-name="ce15"/>
          <table:table-cell table:style-name="ce12"/>
          <table:table-cell/>
          <table:table-cell table:style-name="ce27"/>
          <table:table-cell table:style-name="ce12"/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/>
          <table:table-cell table:style-name="ce15"/>
          <table:table-cell table:style-name="ce1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WILD_CAMEL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/>
          <table:table-cell table:style-name="ce27"/>
          <table:table-cell table:style-name="ce12"/>
          <table:table-cell/>
          <table:table-cell table:style-name="ce27" table:formula="of:=COM.MICROSOFT.TEXTJOIN(&quot;, &quot;;1;[.$A$5];[.$A$68])" office:value-type="string" office:string-value="1, 64" calcext:value-type="string">
            <text:p>1, 64</text:p>
          </table:table-cell>
          <table:table-cell table:style-name="ce12" office:value-type="string" calcext:value-type="string">
            <text:p>40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12"/>
          <table:table-cell table:style-name="ce12" office:value-type="float" office:value="4" calcext:value-type="float">
            <text:p>4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/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/>
          <table:table-cell table:style-name="ce12" table:number-columns-repeated="2"/>
          <table:table-cell/>
          <table:table-cell table:style-name="ce27" table:formula="of:=COM.MICROSOFT.TEXTJOIN(&quot;, &quot;;1;[.$A$5];[.$A$72])" office:value-type="string" office:string-value="1, 68" calcext:value-type="string">
            <text:p>1, 68</text:p>
          </table:table-cell>
          <table:table-cell table:style-name="ce12" office:value-type="string" calcext:value-type="string">
            <text:p>32, 1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7" table:formula="of:=COM.MICROSOFT.TEXTJOIN(&quot;, &quot;;1;[.$A$5];[.$A$75])" office:value-type="string" office:string-value="1, 71" calcext:value-type="string">
            <text:p>1, 71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7" table:formula="of:=COM.MICROSOFT.TEXTJOIN(&quot;, &quot;;1;[.$A$5];[.$A$75];[.$A$76])" office:value-type="string" office:string-value="1, 71, 72" calcext:value-type="string">
            <text:p>1, 71, 72</text:p>
          </table:table-cell>
          <table:table-cell table:style-name="ce12" office:value-type="string" calcext:value-type="string">
            <text:p>8, 4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27" table:formula="of:=COM.MICROSOFT.TEXTJOIN(&quot;, &quot;;1;[.$A$5];[.$A$75];[.$A$76])" office:value-type="string" office:string-value="1, 71, 72" calcext:value-type="string">
            <text:p>1, 71, 72</text:p>
          </table:table-cell>
          <table:table-cell table:style-name="ce12" office:value-type="string" calcext:value-type="string">
            <text:p>6, 4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7" table:formula="of:=COM.MICROSOFT.TEXTJOIN(&quot;, &quot;;1;[.$A$5];[.$A$77];[.$A$79])" office:value-type="string" office:string-value="1, 73, 75" calcext:value-type="string">
            <text:p>1, 73, 75</text:p>
          </table:table-cell>
          <table:table-cell table:style-name="ce12" office:value-type="string" calcext:value-type="string">
            <text:p>8, 8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2" table:number-columns-repeated="2"/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16" calcext:value-type="float">
            <text:p>16</text:p>
          </table:table-cell>
          <table:table-cell/>
          <table:table-cell table:style-name="ce27" table:formula="of:=COM.MICROSOFT.TEXTJOIN(&quot;, &quot;;1;[.$A$5];[.$A$79];[.$A$80])" office:value-type="string" office:string-value="1, 75, 76" calcext:value-type="string">
            <text:p>1, 75, 76</text:p>
          </table:table-cell>
          <table:table-cell table:style-name="ce12" office:value-type="string" calcext:value-type="string">
            <text:p>14, 8, 4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8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4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7" table:formula="of:=COM.MICROSOFT.TEXTJOIN(&quot;, &quot;;1;[.$A$5];[.$A$79];[.$A$80:.$A$81])" office:value-type="string" office:string-value="1, 75, 76, 77" calcext:value-type="string">
            <text:p>1, 75, 76, 77</text:p>
          </table:table-cell>
          <table:table-cell table:style-name="ce12" office:value-type="string" calcext:value-type="string">
            <text:p>14, 8, 8, 8</text:p>
          </table:table-cell>
          <table:table-cell table:style-name="Default"/>
          <table:table-cell/>
          <table:table-cell table:number-columns-repeated="3" table:style-name="ce26" table:content-validation-name="val5" office:value-type="string" calcext:value-type="string">
            <text:p>No</text:p>
          </table:table-cell>
          <table:table-cell table:number-columns-repeated="990"/>
        </table:table-row>
        <table:table-row table:style-name="ro2" table:number-rows-repeated="104849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8:59:36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3T19:00:27</dc:date>
    <meta:editing-duration>P36DT14H30M41S</meta:editing-duration>
    <meta:editing-cycles>3061</meta:editing-cycles>
    <meta:generator>LibreOffice/7.1.3.2$Windows_X86_64 LibreOffice_project/47f78053abe362b9384784d31a6e56f8511eb1c1</meta:generator>
    <meta:document-statistic meta:table-count="1" meta:cell-count="1124" meta:object-count="0"/>
  </office:meta>
</office:document-meta>
</file>